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FFCC99"/>
    </style:style>
    <style:style style:name="ce5" style:family="table-cell" style:parent-style-name="Default" style:data-style-name="N0">
      <style:table-cell-properties fo:background-color="#FFCC99"/>
    </style:style>
    <style:style style:name="ce6" style:family="table-cell" style:parent-style-name="Default" style:data-style-name="N36">
      <style:table-cell-properties fo:background-color="#FFCC99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3.016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ile_Siz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2">
            <text:p>Jar w/deps size, bytes</text:p>
          </table:table-cell>
          <table:table-cell office:value-type="string" table:style-name="ce3">
            <text:p>Jar w/deps size, KB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Dagger</text:p>
          </table:table-cell>
          <table:table-cell office:value-type="float" office:value="59488" table:style-name="ce1">
            <text:p>59488</text:p>
          </table:table-cell>
          <table:table-cell office:value-type="float" office:value="58.09375" table:formula="of:=[.B2]/1024" table:style-name="ce4">
            <text:p>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yenne DI</text:p>
          </table:table-cell>
          <table:table-cell office:value-type="float" office:value="72865" table:style-name="ce1">
            <text:p>72865</text:p>
          </table:table-cell>
          <table:table-cell office:value-type="float" office:value="71.1572265625" table:formula="of:=[.B3]/1024" table:style-name="ce4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tique 3</text:p>
          </table:table-cell>
          <table:table-cell office:value-type="float" office:value="2963924" table:style-name="ce1">
            <text:p>2963924</text:p>
          </table:table-cell>
          <table:table-cell office:value-type="float" office:value="2894.45703125" table:formula="of:=[.B4]/1024" table:style-name="ce4">
            <text:p>28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ice</text:p>
          </table:table-cell>
          <table:table-cell office:value-type="float" office:value="3918836" table:style-name="ce1">
            <text:p>3918836</text:p>
          </table:table-cell>
          <table:table-cell office:value-type="float" office:value="3826.98828125" table:formula="of:=[.B5]/1024" table:style-name="ce4">
            <text:p>38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enWebBeans</text:p>
          </table:table-cell>
          <table:table-cell office:value-type="float" office:value="1671552" table:style-name="ce1">
            <text:p>1671552</text:p>
          </table:table-cell>
          <table:table-cell office:value-type="float" office:value="1632.375" table:formula="of:=[.B6]/1024" table:style-name="ce4">
            <text:p>16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ing</text:p>
          </table:table-cell>
          <table:table-cell office:value-type="float" office:value="4915026" table:style-name="ce1">
            <text:p>4915026</text:p>
          </table:table-cell>
          <table:table-cell office:value-type="float" office:value="4799.830078125" table:formula="of:=[.B7]/1024" table:style-name="ce4">
            <text:p>48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ingBoot</text:p>
          </table:table-cell>
          <table:table-cell office:value-type="float" office:value="10336726" table:style-name="ce1">
            <text:p>10336726</text:p>
          </table:table-cell>
          <table:table-cell office:value-type="float" office:value="10094.458984375" table:formula="of:=[.B8]/1024" table:style-name="ce4">
            <text:p>10094</text:p>
          </table:table-cell>
          <table:table-cell table:number-columns-repeated="16381"/>
        </table:table-row>
        <table:table-row table:number-rows-repeated="1048568" table:style-name="ro2">
          <table:table-cell table:number-columns-repeated="16384"/>
        </table:table-row>
      </table:table>
      <table:table table:name="Exec_Times" table:style-name="ta1">
        <table:table-column table:style-name="co5" table:default-cell-style-name="ce1"/>
        <table:table-column table:style-name="co1" table:number-columns-repeated="3" table:default-cell-style-name="ce1"/>
        <table:table-column table:style-name="co1" table:default-cell-style-name="ce5"/>
        <table:table-column table:style-name="co1" table:number-columns-repeated="1019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un 1</text:p>
          </table:table-cell>
          <table:table-cell office:value-type="string" table:style-name="ce2">
            <text:p>Run 2</text:p>
          </table:table-cell>
          <table:table-cell office:value-type="string" table:style-name="ce2">
            <text:p>Run 3</text:p>
          </table:table-cell>
          <table:table-cell office:value-type="string" table:style-name="ce3">
            <text:p>Average, s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Dagger</text:p>
          </table:table-cell>
          <table:table-cell office:value-type="float" office:value="0.09" table:style-name="ce1">
            <text:p>0.09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9.0333333333333335E-2" table:formula="of:=AVERAGE([.B2:.D2])" table:style-name="ce6">
            <text:p>0.0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yenne DI</text:p>
          </table:table-cell>
          <table:table-cell office:value-type="float" office:value="0.105" table:style-name="ce1">
            <text:p>0.105</text:p>
          </table:table-cell>
          <table:table-cell office:value-type="float" office:value="0.104" table:style-name="ce1">
            <text:p>0.104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formula="of:=AVERAGE([.B3:.D3])" table:style-name="ce6">
            <text:p>0.1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otique 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53" table:style-name="ce1">
            <text:p>0.153</text:p>
          </table:table-cell>
          <table:table-cell office:value-type="float" office:value="0.151" table:style-name="ce1">
            <text:p>0.151</text:p>
          </table:table-cell>
          <table:table-cell office:value-type="float" office:value="0.15733333333333333" table:formula="of:=AVERAGE([.B4:.D4])" table:style-name="ce6">
            <text:p>0.1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ce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20399999999999999" table:formula="of:=AVERAGE([.B5:.D5])" table:style-name="ce6">
            <text:p>0.2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nWebBeans</text:p>
          </table:table-cell>
          <table:table-cell table:number-columns-repeated="3" table:style-name="ce1"/>
          <table:table-cell office:value-type="float" office:value="0" table:formula="of:=AVERAGE([.B6:.D6])" table:style-name="ce6">
            <text:p>#DIV/0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ring</text:p>
          </table:table-cell>
          <table:table-cell office:value-type="float" office:value="0.22" table:style-name="ce1">
            <text:p>0.22</text:p>
          </table:table-cell>
          <table:table-cell office:value-type="float" office:value="0.223" table:style-name="ce1">
            <text:p>0.223</text:p>
          </table:table-cell>
          <table:table-cell office:value-type="float" office:value="0.221" table:style-name="ce1">
            <text:p>0.221</text:p>
          </table:table-cell>
          <table:table-cell office:value-type="float" office:value="0.22133333333333335" table:formula="of:=AVERAGE([.B7:.D7])" table:style-name="ce6">
            <text:p>0.2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ringBoot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0.754" table:style-name="ce1">
            <text:p>0.754</text:p>
          </table:table-cell>
          <table:table-cell office:value-type="float" office:value="0.74" table:style-name="ce1">
            <text:p>0.74</text:p>
          </table:table-cell>
          <table:table-cell office:value-type="float" office:value="0.74333333333333329" table:formula="of:=AVERAGE([.B8:.D8])" table:style-name="ce6">
            <text:p>0.743</text:p>
          </table:table-cell>
          <table:table-cell table:number-columns-repeated="16379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08</meta:generator>
    <dc:creator>Andrus Adamchik</dc:creator>
    <meta:creation-date>2020-04-15T17:26:05Z</meta:creation-date>
    <dc:date>2024-04-10T19:33:57Z</dc:date>
    <meta:editing-cycles>16</meta:editing-cycles>
    <meta:editing-duration>PT6324S</meta:editing-duration>
  </office:meta>
</office:document-meta>
</file>